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PushUps200Hz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RightArm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Bell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LeftArm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LeftAr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RightAr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Bell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Chest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Ches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Bell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Ches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Ches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Righ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Bell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Ches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LeftAr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utterworth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RightAr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style-name="Default" office:value-type="string" calcext:value-type="string">
            <text:p>score (lower is better): 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AllDataSets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Righ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LeftArm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Ches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1.17.39</text:p>
          </table:table-cell>
          <table:table-cell office:value-type="string" calcext:value-type="string">
            <text:p>Bell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RightArm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Bell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2.50.00</text:p>
          </table:table-cell>
          <table:table-cell office:value-type="string" calcext:value-type="string">
            <text:p>Chest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LeftAr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RightAr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Bell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3.00.09</text:p>
          </table:table-cell>
          <table:table-cell office:value-type="string" calcext:value-type="string">
            <text:p>Ches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RightArm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07.33</text:p>
          </table:table-cell>
          <table:table-cell office:value-type="string" calcext:value-type="string">
            <text:p>LeftArm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Bell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RightArm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Chest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14.32</text:p>
          </table:table-cell>
          <table:table-cell office:value-type="string" calcext:value-type="string">
            <text:p>LeftArm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Belly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Ches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RightArm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20.28</text:p>
          </table:table-cell>
          <table:table-cell office:value-type="string" calcext:value-type="string">
            <text:p>LeftArm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Chest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Left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Right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4.59.59</text:p>
          </table:table-cell>
          <table:table-cell office:value-type="string" calcext:value-type="string">
            <text:p>Bell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RightAr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LeftAr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Chest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13.22</text:p>
          </table:table-cell>
          <table:table-cell office:value-type="string" calcext:value-type="string">
            <text:p>Belly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LeftArm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Ches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2020-07-02_15.31.36</text:p>
          </table:table-cell>
          <table:table-cell office:value-type="string" calcext:value-type="string">
            <text:p>RightArm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Chest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Belly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LeftArm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RightArm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LeftArm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Belly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Chest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1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liegestuetzen3_13_10_2020</text:p>
          </table:table-cell>
          <table:table-cell office:value-type="string" calcext:value-type="string">
            <text:p>LeftArm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LeftArm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RightArm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Chest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1_13_10_2020_edited</text:p>
          </table:table-cell>
          <table:table-cell office:value-type="string" calcext:value-type="string">
            <text:p>Bell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LeftAr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Bell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Ches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2_13_10_2020</text:p>
          </table:table-cell>
          <table:table-cell office:value-type="string" calcext:value-type="string">
            <text:p>RightArm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LeftAr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Jan_liegestuetzen3_13_10_2020</text:p>
          </table:table-cell>
          <table:table-cell office:value-type="string" calcext:value-type="string">
            <text:p>RightAr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Chest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Righ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LeftAr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1_13_10_2020</text:p>
          </table:table-cell>
          <table:table-cell office:value-type="string" calcext:value-type="string">
            <text:p>Bell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Ches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Belly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Ches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LeftArm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axima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Lukas_liegestuetzen3_13_10_2020</text:p>
          </table:table-cell>
          <table:table-cell office:value-type="string" calcext:value-type="string">
            <text:p>RightArm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style-name="Default" office:value-type="string" calcext:value-type="string">
            <text:p>score (lower is better): 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Squats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Chest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Belly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LeftArm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2_13_10_2020</text:p>
          </table:table-cell>
          <table:table-cell office:value-type="string" calcext:value-type="string">
            <text:p>RightArm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RightArm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LeftArm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Belly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m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Andre_Squats_13_10_2020</text:p>
          </table:table-cell>
          <table:table-cell office:value-type="string" calcext:value-type="string">
            <text:p>Chest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processed</text:p>
          </table:table-cell>
        </table:table-row>
        <table:table-row table:style-name="ro1">
          <table:table-cell table:style-name="Default" office:value-type="string" calcext:value-type="string">
            <text:p>score (lower is better):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01:07:55.946902880</meta:creation-date>
    <meta:generator>LibreOffice/6.4.6.2$Linux_X86_64 LibreOffice_project/40$Build-2</meta:generator>
    <dc:date>2021-01-04T01:18:15.867899213</dc:date>
    <meta:editing-duration>PT10M18S</meta:editing-duration>
    <meta:editing-cycles>4</meta:editing-cycles>
    <meta:document-statistic meta:table-count="1" meta:cell-count="1373" meta:object-count="0"/>
  </office:meta>
</office:document-meta>
</file>